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Resource.setLogFile( @ Nullable String lo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setPersistPeriod( int persist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setPersistLocation( @ Nullable String persis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setPersistPolicy( @ Nullable String persist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setObjectName( @ Nullable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setPersistName( @ Nullable String persi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setLog( boolean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getPersist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getPersi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getPersist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nagedResource.getPersis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getLo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Resource.is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